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c1383"/>
    </style:style>
    <style:style style:name="P2" style:family="paragraph" style:parent-style-name="Standard">
      <style:paragraph-properties fo:text-align="start" style:justify-single-word="false"/>
      <style:text-properties officeooo:paragraph-rsid="000e8c5f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c1383" officeooo:paragraph-rsid="000c138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1383" officeooo:paragraph-rsid="000c138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weight="bold" officeooo:rsid="00183533" officeooo:paragraph-rsid="0018353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weight="bold" officeooo:rsid="00190fc5" officeooo:paragraph-rsid="00190fc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New" fo:font-weight="bold" officeooo:rsid="0019ab65" officeooo:paragraph-rsid="0019ab65" style:font-weight-asian="bold" style:font-weight-complex="bold"/>
    </style:style>
    <style:style style:name="P8" style:family="paragraph" style:parent-style-name="Standard">
      <style:paragraph-properties fo:margin-left="2.491cm" fo:margin-right="0cm" fo:text-align="start" style:justify-single-word="false" fo:text-indent="0cm" style:auto-text-indent="false"/>
      <style:text-properties style:font-name="Courier New" fo:font-size="12pt" fo:font-weight="bold" officeooo:rsid="00147799" officeooo:paragraph-rsid="00147799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cb436"/>
    </style:style>
    <style:style style:name="P10" style:family="paragraph" style:parent-style-name="Standard" style:list-style-name="L6">
      <style:paragraph-properties fo:text-align="start" style:justify-single-word="false"/>
      <style:text-properties officeooo:paragraph-rsid="000e8c5f"/>
    </style:style>
    <style:style style:name="P11" style:family="paragraph" style:parent-style-name="Standard">
      <style:paragraph-properties fo:text-align="start" style:justify-single-word="false"/>
      <style:text-properties officeooo:paragraph-rsid="001fea94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22pt" fo:font-weight="bold" officeooo:rsid="000c1383" officeooo:paragraph-rsid="000c1383" style:font-size-asian="22pt" style:font-weight-asian="bold" style:font-size-complex="22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weight="bold" officeooo:rsid="000c1383" officeooo:paragraph-rsid="000c1383" style:font-size-asian="12.25pt" style:font-weight-asian="bold" style:font-size-complex="14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c1383" officeooo:paragraph-rsid="000c1383" style:font-size-asian="14pt" style:font-weight-asian="normal" style:font-size-complex="14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0c1383" officeooo:paragraph-rsid="000dc73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1383" officeooo:paragraph-rsid="001def13" style:font-size-asian="14pt" style:font-weight-asian="normal" style:font-size-complex="14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104e87" officeooo:paragraph-rsid="00104e87" style:font-size-asian="14pt" style:font-weight-asian="normal" style:font-size-complex="14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104e87" officeooo:paragraph-rsid="000e4e28" style:font-size-asian="14pt" style:font-weight-asian="normal" style:font-size-complex="14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bold" officeooo:rsid="000c1383" officeooo:paragraph-rsid="000c1383" style:font-size-asian="14pt" style:font-weight-asian="bold" style:font-size-complex="14pt" style:font-weight-complex="bold"/>
    </style:style>
    <style:style style:name="P20" style:family="paragraph" style:parent-style-name="Standard" style:list-style-name="L4">
      <style:paragraph-properties fo:text-align="start" style:justify-single-word="false"/>
      <style:text-properties fo:font-weight="normal" officeooo:rsid="001f4fbb" officeooo:paragraph-rsid="001f4fbb" style:font-weight-asian="normal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officeooo:rsid="0013113d" officeooo:paragraph-rsid="0013113d"/>
    </style:style>
    <style:style style:name="P22" style:family="paragraph" style:parent-style-name="Standard" style:list-style-name="L7">
      <style:paragraph-properties fo:text-align="start" style:justify-single-word="false"/>
      <style:text-properties officeooo:rsid="0013b51f" officeooo:paragraph-rsid="0013b51f"/>
    </style:style>
    <style:style style:name="P23" style:family="paragraph" style:parent-style-name="Standard" style:list-style-name="L7">
      <style:paragraph-properties fo:text-align="start" style:justify-single-word="false"/>
      <style:text-properties officeooo:rsid="00147799" officeooo:paragraph-rsid="0021188a"/>
    </style:style>
    <style:style style:name="P24" style:family="paragraph" style:parent-style-name="Standard" style:list-style-name="L7">
      <style:paragraph-properties fo:text-align="start" style:justify-single-word="false"/>
      <style:text-properties officeooo:rsid="00183533" officeooo:paragraph-rsid="00183533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Courier New" fo:font-weight="bold" officeooo:rsid="00183533" officeooo:paragraph-rsid="00183533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ourier New" fo:font-weight="bold" officeooo:rsid="00183533" officeooo:paragraph-rsid="0023bea7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ourier New" fo:font-weight="bold" officeooo:rsid="00183533" officeooo:paragraph-rsid="0023cf3a" style:font-weight-asian="bold" style:font-weight-complex="bold"/>
    </style:style>
    <style:style style:name="P28" style:family="paragraph" style:parent-style-name="Standard" style:list-style-name="L7">
      <style:paragraph-properties fo:text-align="start" style:justify-single-word="false"/>
      <style:text-properties style:font-name="Courier New" fo:font-weight="bold" officeooo:rsid="0022f29d" officeooo:paragraph-rsid="0022f29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ourier New" fo:font-weight="bold" officeooo:rsid="0022f29d" officeooo:paragraph-rsid="0022f29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ourier New" fo:font-weight="bold" officeooo:rsid="0023bea7" officeooo:paragraph-rsid="0023bea7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Courier New" fo:font-weight="bold" officeooo:rsid="0023bea7" officeooo:paragraph-rsid="0023cf3a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ourier New" fo:font-weight="bold" officeooo:rsid="0019ab65" officeooo:paragraph-rsid="0019ab65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ourier New" fo:font-weight="bold" officeooo:rsid="0019ab65" officeooo:paragraph-rsid="0023bea7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ourier New" fo:font-weight="bold" officeooo:rsid="0019ab65" officeooo:paragraph-rsid="0023cf3a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ourier New" fo:font-weight="bold" officeooo:rsid="0019ab65" officeooo:paragraph-rsid="002495b9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ourier New" fo:font-weight="bold" officeooo:rsid="00190fc5" officeooo:paragraph-rsid="0023bea7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ourier New" fo:font-weight="bold" officeooo:rsid="00190fc5" officeooo:paragraph-rsid="0023cf3a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ourier New" fo:font-weight="bold" officeooo:rsid="00190fc5" officeooo:paragraph-rsid="002495b9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ourier New" fo:font-weight="bold" officeooo:rsid="0023cf3a" officeooo:paragraph-rsid="0023cf3a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ourier New" fo:font-weight="bold" officeooo:rsid="002495b9" officeooo:paragraph-rsid="002495b9" style:font-weight-asian="bold" style:font-weight-complex="bold"/>
    </style:style>
    <style:style style:name="P41" style:family="paragraph" style:parent-style-name="Standard" style:list-style-name="L7">
      <style:paragraph-properties fo:text-align="start" style:justify-single-word="false"/>
      <style:text-properties officeooo:rsid="001fea94" officeooo:paragraph-rsid="001fea94"/>
    </style:style>
    <style:style style:name="P42" style:family="paragraph" style:parent-style-name="Standard">
      <style:paragraph-properties fo:text-align="start" style:justify-single-word="false"/>
      <style:text-properties style:font-name="Courier New" officeooo:rsid="00147799" officeooo:paragraph-rsid="0021188a"/>
    </style:style>
    <style:style style:name="P43" style:family="paragraph" style:parent-style-name="Standard">
      <style:paragraph-properties fo:text-align="start" style:justify-single-word="false"/>
      <style:text-properties style:font-name="Courier New" officeooo:rsid="0021188a" officeooo:paragraph-rsid="0021188a"/>
    </style:style>
    <style:style style:name="P44" style:family="paragraph" style:parent-style-name="Standard">
      <style:paragraph-properties fo:margin-left="2.491cm" fo:margin-right="0cm" fo:text-align="start" style:justify-single-word="false" fo:text-indent="0cm" style:auto-text-indent="false"/>
      <style:text-properties style:font-name="Courier New" fo:font-size="12pt" fo:font-weight="bold" officeooo:rsid="00147799" officeooo:paragraph-rsid="00147799" style:font-size-asian="12pt" style:font-weight-asian="bold" style:font-size-complex="12pt" style:font-weight-complex="bold"/>
    </style:style>
    <style:style style:name="T1" style:family="text">
      <style:text-properties fo:font-size="22pt" fo:font-weight="bold" officeooo:rsid="000c1383" style:font-size-asian="22pt" style:font-weight-asian="bold" style:font-size-complex="22pt" style:font-weight-complex="bold"/>
    </style:style>
    <style:style style:name="T2" style:family="text">
      <style:text-properties fo:font-size="22pt" style:text-underline-style="none" fo:font-weight="bold" officeooo:rsid="000c1383" style:font-size-asian="22pt" style:font-weight-asian="bold" style:font-size-complex="22pt" style:font-weight-complex="bold"/>
    </style:style>
    <style:style style:name="T3" style:family="text">
      <style:text-properties fo:font-size="22pt" style:text-underline-style="none" fo:font-weight="bold" officeooo:rsid="000dc73e" style:font-size-asian="22pt" style:font-weight-asian="bold" style:font-size-complex="22pt" style:font-weight-complex="bold"/>
    </style:style>
    <style:style style:name="T4" style:family="text">
      <style:text-properties fo:font-size="22pt" style:text-underline-style="none" fo:font-weight="bold" officeooo:rsid="001cb436" style:font-size-asian="22pt" style:font-weight-asian="bold" style:font-size-complex="2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ef13" style:font-weight-asian="bold" style:font-weight-complex="bold"/>
    </style:style>
    <style:style style:name="T7" style:family="text">
      <style:text-properties fo:font-size="14pt" style:text-underline-style="none" fo:font-weight="normal" officeooo:rsid="000c1383" style:font-size-asian="12.25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0e8c5f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1dafd4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fo:font-size="14pt" style:text-underline-style="none" fo:font-weight="bold" officeooo:rsid="001def13" style:font-size-asian="14pt" style:font-weight-asian="bold" style:font-size-complex="14pt" style:font-weight-complex="bold"/>
    </style:style>
    <style:style style:name="T12" style:family="text">
      <style:text-properties fo:font-size="14pt" style:text-underline-style="none" fo:font-weight="bold" officeooo:rsid="001fea94" style:font-size-asian="14pt" style:font-weight-asian="bold" style:font-size-complex="14pt" style:font-weight-complex="bold"/>
    </style:style>
    <style:style style:name="T13" style:family="text">
      <style:text-properties officeooo:rsid="001126b4"/>
    </style:style>
    <style:style style:name="T14" style:family="text">
      <style:text-properties officeooo:rsid="00190fc5"/>
    </style:style>
    <style:style style:name="T15" style:family="text">
      <style:text-properties officeooo:rsid="0021188a"/>
    </style:style>
    <style:style style:name="T16" style:family="text">
      <style:text-properties officeooo:rsid="0023bea7"/>
    </style:style>
    <style:style style:name="T17" style:family="text">
      <style:text-properties officeooo:rsid="0023cf3a"/>
    </style:style>
    <style:style style:name="T18" style:family="text">
      <style:text-properties officeooo:rsid="002495b9"/>
    </style:style>
    <style:style style:name="T19" style:family="text">
      <style:text-properties officeooo:rsid="0025a3e4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07578046064209533" text:style-name="L1">
        <text:list-item>
          <text:p text:style-name="P9"><text:span text:style-name="T3">Procedure</text:span><text:span text:style-name="T2"> </text:span><text:span text:style-name="T4">Aggiungi_Lista_Ordinata</text:span><text:span text:style-name="T1">– Documentazione</text:span></text:p>
          <text:p text:style-name="P12"/>
          <text:p text:style-name="P12"/>
        </text:list-item>
      </text:list>
      <text:list xml:id="list5368867153942850347" text:style-name="L2">
        <text:list-item>
          <text:p text:style-name="P13">Scopo</text:p>
        </text:list-item>
      </text:list>
      <text:p text:style-name="P1"><text:span text:style-name="T7"><text:tab/><text:tab/></text:span><text:span text:style-name="T9">Aggiungere element in una lista già ordinata mantgenendo l'ordine</text:span></text:p>
      <text:p text:style-name="P4"/>
      <text:list xml:id="list144319924763263" text:continue-numbering="true" text:style-name="L2">
        <text:list-item>
          <text:p text:style-name="P14"><text:span text:style-name="T5">Specifiche</text:span> </text:p>
        </text:list-item>
      </text:list>
      <text:p text:style-name="P16"><text:span text:style-name="T5"><text:tab/><text:tab/></text:span><text:span text:style-name="T6">Nodo* Aggiungi_Lista_Ordinata_Ricorsivo(Nodo* Head, int Key)</text:span></text:p>
      <text:p text:style-name="P16"><text:span text:style-name="T6"/></text:p>
      <text:p text:style-name="P16"><text:span text:style-name="T6"><text:tab/><text:tab/>Nodo* Aggiungi_Lista_Ordinata_Iterativo(Nodo* H, int Key)</text:span></text:p>
      <text:p text:style-name="P3"/>
      <text:list xml:id="list6485335591682112547" text:style-name="L3">
        <text:list-item>
          <text:p text:style-name="P19">Descrizione </text:p>
        </text:list-item>
      </text:list>
      <text:p text:style-name="P3"><text:tab/><text:tab/></text:p>
      <text:list xml:id="list3339231972302591768" text:style-name="L4">
        <text:list-item>
          <text:p text:style-name="P15">Background del problema</text:p>
          <text:list>
            <text:list-header>
              <text:p text:style-name="P20"><text:span text:style-name="T10">Avendo una lista già in ordine dobbiamo aggiungere un nuovo elemento (in ordine)</text:span></text:p>
              <text:p text:style-name="P18"/>
            </text:list-header>
          </text:list>
        </text:list-item>
      </text:list>
      <text:list xml:id="list2601326925912917851" text:style-name="L5">
        <text:list-item>
          <text:p text:style-name="P17">Riferimenti bibliografici</text:p>
          <text:p text:style-name="P17"/>
        </text:list-item>
      </text:list>
      <text:p text:style-name="P2"><text:span text:style-name="T8"><text:tab/><text:tab/></text:span>A. Murli, G. Laccetti, et al., Laboratorio di Programmazione I Liguori 2003 </text:p>
      <text:p text:style-name="P2"/>
      <text:list xml:id="list8035490851963378373" text:style-name="L6">
        <text:list-item>
          <text:p text:style-name="P10">Lista dei parametri </text:p>
        </text:list-item>
      </text:list>
      <text:p text:style-name="P11"><text:tab/><text:tab/><text:span text:style-name="T11">Nodo* Head/</text:span><text:span text:style-name="T12">H</text:span><text:span text:style-name="T13"><text:tab/>: Puntatore alla testa della lista, assegnato in input verrà aggiornato per l'output</text:span></text:p>
      <text:p text:style-name="P11"><text:tab/><text:tab/><text:span text:style-name="T11">int Key</text:span><text:span text:style-name="T13"><text:tab/> <text:s text:c="11"/>: In input è il valore che verrà poi assegnato al elemento della lista che viene <text:tab/><text:tab/><text:tab/><text:tab/><text:tab/> <text:s/>aggiunto </text:span></text:p>
      <text:list xml:id="list1421504085546211435" text:style-name="L7">
        <text:list-item>
          <text:p text:style-name="P21">Indicatore di errore</text:p>
          <text:list>
            <text:list-item>
              <text:list>
                <text:list-header>
                  <text:p text:style-name="P22">Nessuno</text:p>
                </text:list-header>
              </text:list>
            </text:list-item>
          </text:list>
        </text:list-item>
        <text:list-item>
          <text:p text:style-name="P22">Procedure ausiliarie</text:p>
          <text:list>
            <text:list-item>
              <text:list>
                <text:list-header>
                  <text:p text:style-name="P22">Nessuno</text:p>
                </text:list-header>
              </text:list>
            </text:list-item>
          </text:list>
        </text:list-item>
        <text:list-item>
          <text:p text:style-name="P22">Raccomandazioni d`uso</text:p>
          <text:list>
            <text:list-item>
              <text:list>
                <text:list-header>
                  <text:p text:style-name="P41">Non inserire un elemento più grande del più grande già inserito – Si tratta di un caso non contemplato dal programmatore</text:p>
                </text:list-header>
              </text:list>
            </text:list-item>
          </text:list>
        </text:list-item>
        <text:list-item>
          <text:p text:style-name="P22">Accuratezza fornita</text:p>
          <text:list>
            <text:list-item>
              <text:list>
                <text:list-header>
                  <text:p text:style-name="P22">Dipende dalla accuratezza del sistema fornito</text:p>
                </text:list-header>
              </text:list>
            </text:list-item>
          </text:list>
        </text:list-item>
        <text:list-item>
          <text:p text:style-name="P22">Esempio d`uso</text:p>
          <text:list>
            <text:list-item>
              <text:p text:style-name="P23">Programma chiamante</text:p>
            </text:list-item>
          </text:list>
        </text:list-item>
      </text:list>
      <text:p text:style-name="P42"><text:span text:style-name="T15">#include "Console.h"</text:span></text:p>
      <text:p text:style-name="P43">#include "Lista.h"</text:p>
      <text:p text:style-name="P43"/>
      <text:p text:style-name="P43">using namespace std;</text:p>
      <text:p text:style-name="P43"/>
      <text:p text:style-name="P43">/*===================================================================================================</text:p>
      <text:p text:style-name="P43"/>
      <text:p text:style-name="P43">Autore <text:s/><text:tab/> <text:s text:c="3"/>: Carmine Cuofano<text:tab/><text:tab/><text:tab/><text:tab/><text:tab/><text:tab/><text:tab/><text:tab/><text:tab/><text:tab/><text:tab/>Matricola: N86001700</text:p>
      <text:p text:style-name="P43"><text:soft-page-break/>Programma <text:s text:c="2"/><text:tab/>: Lista Ordinata</text:p>
      <text:p text:style-name="P43">Data <text:s text:c="3"/><text:tab/><text:tab/>: 27/04/2015</text:p>
      <text:p text:style-name="P43"/>
      <text:p text:style-name="P43">-----------------------------------------------------------------------------------------------------*/</text:p>
      <text:p text:style-name="P43"/>
      <text:p text:style-name="P43">main()</text:p>
      <text:p text:style-name="P43">{</text:p>
      <text:p text:style-name="P43"><text:s text:c="4"/>int Tasto,</text:p>
      <text:p text:style-name="P43"><text:s text:c="8"/>Key,</text:p>
      <text:p text:style-name="P43"><text:s text:c="8"/>Trovato = 0;</text:p>
      <text:p text:style-name="P43"/>
      <text:p text:style-name="P43"><text:s text:c="4"/>Nodo *Head;</text:p>
      <text:p text:style-name="P43"/>
      <text:p text:style-name="P43"><text:s text:c="4"/>Head = NULL;</text:p>
      <text:p text:style-name="P43"/>
      <text:p text:style-name="P43"><text:s text:c="4"/>do</text:p>
      <text:p text:style-name="P43"><text:s text:c="4"/>{</text:p>
      <text:p text:style-name="P43"><text:s text:c="8"/>//Pulisco lo schermo -Win/Linux-</text:p>
      <text:p text:style-name="P43"><text:s text:c="8"/>system(CLEAR);</text:p>
      <text:p text:style-name="P43"/>
      <text:p text:style-name="P43"><text:s text:c="8"/>//Title</text:p>
      <text:p text:style-name="P43"><text:s text:c="8"/>cout &lt;&lt; "Inserimento Ordinato in lista\n\n";</text:p>
      <text:p text:style-name="P43"/>
      <text:p text:style-name="P43"><text:s text:c="8"/>//Stampo il menu`</text:p>
      <text:p text:style-name="P43"><text:s text:c="8"/>cout &lt;&lt; "\t1 - Stampa\n";</text:p>
      <text:p text:style-name="P43"><text:s text:c="8"/>cout &lt;&lt; "\t2 - Inserisci in ordine iterativo\n";</text:p>
      <text:p text:style-name="P43"><text:s text:c="8"/>cout &lt;&lt; "\t3 - Elimina elemento\n";</text:p>
      <text:p text:style-name="P43"><text:s text:c="8"/>cout &lt;&lt; "\t4 - Inserisci in ordine ricorsivo\n";</text:p>
      <text:p text:style-name="P43"><text:s text:c="8"/>cout &lt;&lt; "\nESC to exit";</text:p>
      <text:p text:style-name="P43"/>
      <text:p text:style-name="P43"><text:s text:c="8"/>//Menu`</text:p>
      <text:p text:style-name="P43"><text:s text:c="8"/>Tasto = _getch();</text:p>
      <text:p text:style-name="P43"><text:s text:c="8"/>switch(Tasto)</text:p>
      <text:p text:style-name="P43"><text:s text:c="8"/>{</text:p>
      <text:p text:style-name="P43"><text:s text:c="12"/>case '1' ://Stampa</text:p>
      <text:p text:style-name="P43"><text:s text:c="16"/>system(CLEAR);</text:p>
      <text:p text:style-name="P43"><text:s text:c="16"/>if (Head != NULL){</text:p>
      <text:p text:style-name="P43"><text:s text:c="20"/>cout &lt;&lt; "Gli Elementi presenti in lista sono:\n";</text:p>
      <text:p text:style-name="P43"><text:s text:c="20"/>Stampa_Lista(Head);</text:p>
      <text:p text:style-name="P43"><text:s text:c="16"/>}</text:p>
      <text:p text:style-name="P43"><text:s text:c="16"/>else{</text:p>
      <text:p text:style-name="P43"><text:s text:c="20"/>cout &lt;&lt; "La Lista e` vuota";</text:p>
      <text:p text:style-name="P43"><text:s text:c="16"/>}</text:p>
      <text:p text:style-name="P43"><text:s text:c="16"/>_getch();</text:p>
      <text:p text:style-name="P43"><text:s text:c="16"/>break;</text:p>
      <text:p text:style-name="P43"><text:s text:c="12"/>case '2' :</text:p>
      <text:p text:style-name="P43"><text:s text:c="16"/>system(CLEAR);</text:p>
      <text:p text:style-name="P43"><text:s text:c="16"/>//Definisci l'elemento a cui accodare l'elemento</text:p>
      <text:p text:style-name="P43"><text:s text:c="16"/>cout &lt;&lt; "Inserisci il valore del elemento da aggiungere: ";</text:p>
      <text:p text:style-name="P43"><text:s text:c="16"/>cin &gt;&gt; Key;</text:p>
      <text:p text:style-name="P43"><text:s text:c="16"/>Head = Aggiungi_Lista_Ordinata_Iterativo(Head, Key);</text:p>
      <text:p text:style-name="P43"><text:s text:c="16"/>_getch();</text:p>
      <text:p text:style-name="P43"><text:soft-page-break/><text:s text:c="16"/>break;</text:p>
      <text:p text:style-name="P43"><text:s text:c="12"/>case '3' ://Elimina un elemento definito dal utente</text:p>
      <text:p text:style-name="P43"><text:s text:c="16"/>system(CLEAR);</text:p>
      <text:p text:style-name="P43"><text:s text:c="16"/>//Se la lista esiste</text:p>
      <text:p text:style-name="P43"><text:s text:c="16"/>if (Head != NULL){</text:p>
      <text:p text:style-name="P43"><text:s text:c="20"/>//Definisci l'elemento da eliminare</text:p>
      <text:p text:style-name="P43"><text:s text:c="20"/>cout &lt;&lt; "Inserisci il valore da eliminare: ";</text:p>
      <text:p text:style-name="P43"><text:s text:c="20"/>cin &gt;&gt; Key;</text:p>
      <text:p text:style-name="P43"><text:s text:c="20"/>Trovato = 0;</text:p>
      <text:p text:style-name="P43"><text:s text:c="20"/>Head = Elimina_Lista(Head, Key, Trovato);</text:p>
      <text:p text:style-name="P43"><text:s text:c="20"/>if (Trovato == 0){</text:p>
      <text:p text:style-name="P43"><text:s text:c="24"/>cout &lt;&lt; "Elemento NON TROVATO!";</text:p>
      <text:p text:style-name="P43"><text:s text:c="20"/>}</text:p>
      <text:p text:style-name="P43"><text:s text:c="16"/>}</text:p>
      <text:p text:style-name="P43"><text:s text:c="16"/>else{</text:p>
      <text:p text:style-name="P43"><text:s text:c="20"/>cout &lt;&lt; "La Lista e` vuota";</text:p>
      <text:p text:style-name="P43"><text:s text:c="16"/>}</text:p>
      <text:p text:style-name="P43"><text:s text:c="16"/>_getch();</text:p>
      <text:p text:style-name="P43"><text:s text:c="16"/>break;</text:p>
      <text:p text:style-name="P43"><text:s text:c="12"/>case '4' ://Inserimento ordinato Ricorsivo</text:p>
      <text:p text:style-name="P43"><text:s text:c="16"/>system(CLEAR);</text:p>
      <text:p text:style-name="P43"><text:s text:c="16"/>//Definisci l'elemento a cui accodare l'elemento</text:p>
      <text:p text:style-name="P43"><text:s text:c="16"/>cout &lt;&lt; "Inserisci il valore del elemento da aggiungere: ";</text:p>
      <text:p text:style-name="P43"><text:s text:c="16"/>cin &gt;&gt; Key;</text:p>
      <text:p text:style-name="P43"><text:s text:c="16"/>Head = Aggiungi_Lista_Ordinata_Ricorsivo(Head, Key);</text:p>
      <text:p text:style-name="P43"><text:s text:c="16"/>_getch();</text:p>
      <text:p text:style-name="P43"><text:s text:c="16"/>break;</text:p>
      <text:p text:style-name="P43"><text:s text:c="8"/>}</text:p>
      <text:p text:style-name="P43"><text:s text:c="4"/>}</text:p>
      <text:p text:style-name="P43"><text:s text:c="4"/>while(Tasto != ESC);</text:p>
      <text:p text:style-name="P43">}</text:p>
      <text:p text:style-name="P43"/>
      <text:p text:style-name="P43">#include "Lista.cpp"</text:p>
      <text:p text:style-name="P8"/>
      <text:p text:style-name="P8"/>
      <text:p text:style-name="P8"/>
      <text:p text:style-name="P8"/>
      <text:list xml:id="list144319916995440" text:continue-numbering="true" text:style-name="L7">
        <text:list-item>
          <text:p text:style-name="P22">Esempio d`esecuzione</text:p>
          <text:p text:style-name="P24"/>
          <text:p text:style-name="P28">Inserimento Ordinato in lista</text:p>
        </text:list-item>
      </text:list>
      <text:p text:style-name="P29"/>
      <text:p text:style-name="P29"><text:s text:c="5"/><text:tab/> <text:s text:c="2"/>1 - Stampa</text:p>
      <text:p text:style-name="P29"><text:s text:c="5"/><text:tab/> <text:s text:c="2"/>2 - Inserisci in ordine iterativo</text:p>
      <text:p text:style-name="P29"><text:s text:c="5"/><text:tab/> <text:s text:c="2"/>3 - Elimina elemento</text:p>
      <text:p text:style-name="P29"><text:s text:c="5"/><text:tab/> <text:s text:c="2"/>4 - Inserisci in ordine ricorsivo</text:p>
      <text:p text:style-name="P29"/>
      <text:p text:style-name="P29"><text:tab/>ESC to exit</text:p>
      <text:list xml:id="list144319986264709" text:continue-numbering="true" text:style-name="L7">
        <text:list-header>
          <text:p text:style-name="P25"/>
        </text:list-header>
      </text:list>
      <text:p text:style-name="P6">======================================================</text:p>
      <text:p text:style-name="P5"/>
      <text:p text:style-name="P26"><text:tab/><text:span text:style-name="T16">Inserisci il valore del elemento da aggiungere: 85</text:span></text:p>
      <text:p text:style-name="P30"><text:tab/>Elemento AGGIUNTO!</text:p>
      <text:p text:style-name="P6"/>
      <text:p text:style-name="P6"><text:soft-page-break/>======================================================</text:p>
      <text:p text:style-name="P6"/>
      <text:p text:style-name="P33"><text:tab/><text:span text:style-name="T16">Gli Elementi presenti in lista sono:</text:span></text:p>
      <text:p text:style-name="P30"><text:tab/>85</text:p>
      <text:p text:style-name="P7"/>
      <text:p text:style-name="P36">======================================================</text:p>
      <text:p text:style-name="P7"/>
      <text:p text:style-name="P26"><text:span text:style-name="T16"><text:tab/>Inserisci il valore del elemento da aggiungere: 17</text:span></text:p>
      <text:p text:style-name="P30"><text:tab/>Elemento AGGIUNTO!</text:p>
      <text:p text:style-name="P37">======================================================</text:p>
      <text:p text:style-name="P37"/>
      <text:p text:style-name="P34"><text:tab/><text:span text:style-name="T17">Gli Elementi presenti in lista sono:</text:span></text:p>
      <text:p text:style-name="P39"><text:tab/>85 <text:s text:c="5"/>17</text:p>
      <text:p text:style-name="P37">======================================================</text:p>
      <text:p text:style-name="P34"/>
      <text:p text:style-name="P27"><text:span text:style-name="T16"><text:tab/>Inserisci il valore del elemento da aggiungere: 30</text:span></text:p>
      <text:p text:style-name="P31"><text:tab/>Elemento AGGIUNTO!</text:p>
      <text:p text:style-name="P30"/>
      <text:p text:style-name="P38">======================================================</text:p>
      <text:p text:style-name="P38"/>
      <text:p text:style-name="P35"><text:tab/><text:span text:style-name="T18">Gli Elementi presenti in lista sono:</text:span></text:p>
      <text:p text:style-name="P40"><text:tab/>85 <text:s text:c="5"/>30 <text:s text:c="5"/>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1cm" fo:margin-right="0.73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M51S</meta:editing-duration>
    <meta:editing-cycles>25</meta:editing-cycles>
    <meta:generator>LibreOffice/4.4.2.2$Windows_x86 LibreOffice_project/c4c7d32d0d49397cad38d62472b0bc8acff48dd6</meta:generator>
    <dc:date>2015-05-18T14:43:18.014000000</dc:date>
    <meta:document-statistic meta:table-count="0" meta:image-count="0" meta:object-count="0" meta:page-count="4" meta:paragraph-count="136" meta:word-count="493" meta:character-count="4592" meta:non-whitespace-character-count="3207"/>
    <meta:user-defined meta:name="Info 1"/>
    <meta:user-defined meta:name="Info 2"/>
    <meta:user-defined meta:name="Info 3"/>
    <meta:user-defined meta:name="Info 4"/>
  </office:meta>
</office:document-meta>
</file>